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c6c100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0099cc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8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598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386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7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2.02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76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54pt" fo:language="en" fo:country="US" style:font-size-asian="54pt" style:language-asian="en" style:country-asian="US" style:font-size-complex="54pt" style:language-complex="en" style:country-complex="US"/>
    </style:style>
    <style:style style:name="T3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006a23" fo:font-size="100%"/>
      </text:list-level-style-number>
    </text:list-style>
    <text:list-style style:name="L2">
      <text:list-level-style-number text:level="1" style:num-format="">
        <style:list-level-properties/>
        <style:text-properties fo:color="#a4a800" fo:font-size="80%"/>
      </text:list-level-style-number>
      <text:list-level-style-bullet text:level="2" text:bullet-char="–">
        <style:list-level-properties text:space-before="1.27cm"/>
        <style:text-properties style:font-name="Times New Roman" fo:color="#d9ffde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99cc" fo:font-size="60%"/>
      </text:list-level-style-bullet>
      <text:list-level-style-bullet text:level="4" text:bullet-char="–">
        <style:list-level-properties text:space-before="3.81cm"/>
        <style:text-properties style:font-name="Times New Roman" fo:color="#d9ffde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99cc" fo:font-size="100%"/>
      </text:list-level-style-bullet>
    </text:list-style>
  </office:automatic-styles>
  <office:body>
    <office:presentation>
      <draw:page draw:name="As the Deer" draw:style-name="dp1" draw:master-page-name="Titular1" presentation:presentation-page-layout-name="AL1T0">
        <draw:frame presentation:style-name="pr1" draw:text-style-name="P2" draw:layer="layout" svg:width="22.86cm" svg:height="2.54cm" svg:x="1.058cm" svg:y="0.635cm" presentation:class="title" presentation:user-transformed="true">
          <draw:text-box>
            <text:list text:style-name="L1">
              <text:list-header>
                <text:p text:style-name="P1"><text:span text:style-name="T1">As the Deer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As the deer panteth</text:span></text:p>
                <text:p text:style-name="P3"><text:span text:style-name="T2">for the water,</text:span></text:p>
                <text:p text:style-name="P3"><text:span text:style-name="T2">so my soul longeth</text:span></text:p>
                <text:p text:style-name="P3"><text:span text:style-name="T2">after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1.378cm" svg:height="12.065cm" svg:x="1.905cm" svg:y="2.327cm" presentation:class="subtitle" presentation:user-transformed="true">
          <draw:text-box>
            <text:list text:style-name="L2">
              <text:list-header>
                <text:p text:style-name="P3"><text:span text:style-name="T3">You alone</text:span></text:p>
                <text:p text:style-name="P3"><text:span text:style-name="T3">are my heart’s desire,</text:span></text:p>
                <text:p text:style-name="P3"><text:span text:style-name="T3">And I long</text:span></text:p>
                <text:p text:style-name="P3"><text:span text:style-name="T3">to worship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5" draw:text-style-name="P2" draw:layer="layout" svg:width="21.59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2">You alone are my</text:span></text:p>
                <text:p text:style-name="P3"><text:span text:style-name="T2">strength and sheild.</text:span></text:p>
                <text:p text:style-name="P3"><text:span text:style-name="T2">To You alone</text:span></text:p>
                <text:p text:style-name="P3"><text:span text:style-name="T2">may my spirit yield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4" draw:text-style-name="P2" draw:layer="layout" svg:width="21.378cm" svg:height="12.065cm" svg:x="1.905cm" svg:y="2.327cm" presentation:class="subtitle" presentation:user-transformed="true">
          <draw:text-box>
            <text:list text:style-name="L2">
              <text:list-header>
                <text:p text:style-name="P3"><text:span text:style-name="T3">You alone</text:span></text:p>
                <text:p text:style-name="P3"><text:span text:style-name="T3">are my heart’s desire,</text:span></text:p>
                <text:p text:style-name="P3"><text:span text:style-name="T3">And I long</text:span></text:p>
                <text:p text:style-name="P3"><text:span text:style-name="T3">to worship You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5" draw:text-style-name="P2" draw:layer="layout" svg:width="21.59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3">You’re my friend</text:span></text:p>
                <text:p text:style-name="P3"><text:span text:style-name="T3">and You are my brother.</text:span></text:p>
                <text:p text:style-name="P3"><text:span text:style-name="T3">Even though</text:span></text:p>
                <text:p text:style-name="P3"><text:span text:style-name="T3">You are a Kin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6" draw:text-style-name="P2" draw:layer="layout" svg:width="21.167cm" svg:height="11.641cm" svg:x="1.904cm" svg:y="2.751cm" presentation:class="subtitle" presentation:user-transformed="true">
          <draw:text-box>
            <text:list text:style-name="L2">
              <text:list-header>
                <text:p text:style-name="P3"><text:span text:style-name="T3">I love You more</text:span></text:p>
                <text:p text:style-name="P3"><text:span text:style-name="T3">than any other.</text:span></text:p>
                <text:p text:style-name="P3"><text:span text:style-name="T3">So much more</text:span></text:p>
                <text:p text:style-name="P3"><text:span text:style-name="T3">than anythin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7" draw:text-style-name="P2" draw:layer="layout" svg:width="21.378cm" svg:height="12.276cm" svg:x="1.905cm" svg:y="2.117cm" presentation:class="subtitle" presentation:user-transformed="true">
          <draw:text-box>
            <text:list text:style-name="L2">
              <text:list-header>
                <text:p text:style-name="P3"><text:span text:style-name="T3">I want You more</text:span></text:p>
                <text:p text:style-name="P3"><text:span text:style-name="T3">Than gold or silver</text:span></text:p>
                <text:p text:style-name="P3"><text:span text:style-name="T3">Only You can satisfy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6" draw:text-style-name="P2" draw:layer="layout" svg:width="21.59cm" svg:height="11.641cm" svg:x="1.905cm" svg:y="2.751cm" presentation:class="subtitle" presentation:user-transformed="true">
          <draw:text-box>
            <text:list text:style-name="L2">
              <text:list-header>
                <text:p text:style-name="P3"><text:span text:style-name="T3">You alone are</text:span></text:p>
                <text:p text:style-name="P3"><text:span text:style-name="T3">the real joy giver,</text:span></text:p>
                <text:p text:style-name="P3"><text:span text:style-name="T3">and the apple of my ey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c6c100" draw:start-intensity="100%" draw:end-intensity="100%" draw:angle="2700" draw:border="0%"/>
    <draw:gradient draw:name="Gradient_20_2" draw:display-name="Gradient 2" draw:style="linear" draw:start-color="#a4a800" draw:end-color="#4b4d00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d9ffde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d9ffde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d9ffde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d9ffde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d9ffde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d9ffde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d9ffde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d9ffde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d9ff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9ffde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c6c100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a4a800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d9ffde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9ffde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a4a8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d9ffde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a4a8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d9ffde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9ffde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006a2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a23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c6c100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a4a8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d9ffde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9ffde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a4a800" fo:font-size="80%"/>
          </text:list-level-style-bullet>
          <text:list-level-style-number text:level="2" style:num-format="">
            <style:list-level-properties/>
            <style:text-properties fo:color="#d9ffde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d9ffd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a4a800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d9ffde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d9ffde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9ffde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0099cc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006a2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a23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c6c10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a4a800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a4a800" draw:stroke-linejoin="miter" svg:stroke-linecap="round" draw:fill="none" draw:fill-color="#0099cc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0099cc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a4a800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a4a800" draw:stroke-linejoin="miter" svg:stroke-linecap="round" draw:fill="none" draw:fill-color="#0099cc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a4a800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0099cc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0099cc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0099cc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0099cc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d9ffd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d9ffd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d9ffde" fo:font-size="100%"/>
      </text:list-level-style-bullet>
      <text:list-level-style-bullet text:level="3" text:bullet-char="•">
        <style:list-level-properties text:space-before="2.54cm"/>
        <style:text-properties style:font-name="Times New Roman" fo:color="#d9ffde" fo:font-size="100%"/>
      </text:list-level-style-bullet>
      <text:list-level-style-bullet text:level="4" text:bullet-char="•">
        <style:list-level-properties text:space-before="3.81cm"/>
        <style:text-properties style:font-name="Times New Roman" fo:color="#d9ffde" fo:font-size="100%"/>
      </text:list-level-style-bullet>
      <text:list-level-style-bullet text:level="5" text:bullet-char="•">
        <style:list-level-properties text:space-before="5.08cm"/>
        <style:text-properties style:font-name="Times New Roman" fo:color="#d9ffde" fo:font-size="100%"/>
      </text:list-level-style-bullet>
      <text:list-level-style-bullet text:level="6" text:bullet-char="•">
        <style:list-level-properties text:space-before="5.08cm"/>
        <style:text-properties style:font-name="Times New Roman" fo:color="#d9ffde" fo:font-size="100%"/>
      </text:list-level-style-bullet>
      <text:list-level-style-bullet text:level="7" text:bullet-char="•">
        <style:list-level-properties text:space-before="5.08cm"/>
        <style:text-properties style:font-name="Times New Roman" fo:color="#d9ffde" fo:font-size="100%"/>
      </text:list-level-style-bullet>
      <text:list-level-style-bullet text:level="8" text:bullet-char="•">
        <style:list-level-properties text:space-before="5.08cm"/>
        <style:text-properties style:font-name="Times New Roman" fo:color="#d9ffde" fo:font-size="100%"/>
      </text:list-level-style-bullet>
      <text:list-level-style-bullet text:level="9" text:bullet-char="•">
        <style:list-level-properties text:space-before="5.08cm"/>
        <style:text-properties style:font-name="Times New Roman" fo:color="#d9ffde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d9ffd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3T05:25:28.484000000</dc:date>
    <meta:editing-cycles>22</meta:editing-cycles>
    <meta:editing-duration>PT5H53M52S</meta:editing-duration>
    <meta:document-statistic meta:object-count="56"/>
    <meta:generator>LibreOffice/6.4.1.2$Linux_x86 LibreOffice_project/40$Build-2</meta:generator>
  </office:meta>
</office:document-meta>
</file>